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cb2" officeooo:paragraph-rsid="001f7cb2"/>
    </style:style>
    <style:style style:name="P2" style:family="paragraph" style:parent-style-name="Standard" style:list-style-name="L2">
      <style:text-properties officeooo:rsid="001f7cb2" officeooo:paragraph-rsid="001f7cb2"/>
    </style:style>
    <style:style style:name="P3" style:family="paragraph" style:parent-style-name="Standard">
      <style:text-properties officeooo:rsid="001f7cb2" officeooo:paragraph-rsid="0020fe8f"/>
    </style:style>
    <style:style style:name="P4" style:family="paragraph" style:parent-style-name="Standard" style:list-style-name="L4">
      <style:text-properties officeooo:rsid="001f7cb2" officeooo:paragraph-rsid="0020fe8f"/>
    </style:style>
    <style:style style:name="P5" style:family="paragraph" style:parent-style-name="Standard" style:list-style-name="L5">
      <style:text-properties officeooo:rsid="001f7cb2" officeooo:paragraph-rsid="0020fe8f"/>
    </style:style>
    <style:style style:name="P6" style:family="paragraph" style:parent-style-name="Standard">
      <style:text-properties officeooo:rsid="001f7cb2" officeooo:paragraph-rsid="0021907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f7cb2" officeooo:paragraph-rsid="001f7cb2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weight="bold" officeooo:rsid="001f7cb2" officeooo:paragraph-rsid="001f7cb2" style:font-weight-asian="bold" style:font-weight-complex="bold"/>
    </style:style>
    <style:style style:name="P9" style:family="paragraph" style:parent-style-name="Standard">
      <style:text-properties fo:font-weight="normal" officeooo:rsid="001f7cb2" officeooo:paragraph-rsid="001f7cb2" style:font-weight-asian="normal" style:font-weight-complex="normal"/>
    </style:style>
    <style:style style:name="P10" style:family="paragraph" style:parent-style-name="Standard">
      <style:text-properties fo:font-weight="normal" officeooo:rsid="001f7cb2" officeooo:paragraph-rsid="0020fe8f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0fe8f" officeooo:paragraph-rsid="0020fe8f" style:font-weight-asian="normal" style:font-weight-complex="normal"/>
    </style:style>
    <style:style style:name="P12" style:family="paragraph" style:parent-style-name="Standard" style:list-style-name="L1">
      <style:text-properties fo:font-style="italic" fo:font-weight="normal" officeooo:rsid="001f7cb2" officeooo:paragraph-rsid="001f7cb2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fe8f" style:font-weight-asian="bold" style:font-weight-complex="bold"/>
    </style:style>
    <style:style style:name="T3" style:family="text">
      <style:text-properties fo:font-weight="bold" officeooo:rsid="0021907d" style:font-weight-asian="bold" style:font-weight-complex="bold"/>
    </style:style>
    <style:style style:name="T4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fe8f" style:font-weight-asian="normal" style:font-weight-complex="normal"/>
    </style:style>
    <style:style style:name="T7" style:family="text">
      <style:text-properties officeooo:rsid="0020fe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sumen Tema 1:</text:p>
      <text:p text:style-name="P1"><text:span text:style-name="T4">Análisis de tecnologías </text:span><text:line-break/></text:p>
      <text:p text:style-name="P1"><text:tab/>1. <text:span text:style-name="T1">Dispositivos móviles.</text:span></text:p>
      <text:p text:style-name="P1"><text:span text:style-name="T1"/></text:p>
      <text:p text:style-name="P1"><text:tab/>Son ordenadores ligeros para ser transportados por una persona, disponen de la capacidad de <text:tab/>batería suficiente como para poder funcionar independientemente.</text:p>
      <text:p text:style-name="P1"/>
      <text:p text:style-name="P1"><text:tab/>1.1 <text:span text:style-name="T1">Categorías</text:span></text:p>
      <text:p text:style-name="P1"><text:span text:style-name="T1"><text:tab/></text:span></text:p>
      <text:list xml:id="list48162625768404901" text:style-name="L1">
        <text:list-item>
          <text:p text:style-name="P12">Limited Data Mobile Device</text:p>
        </text:list-item>
        <text:list-item>
          <text:p text:style-name="P12">Basic Data Mobile Device</text:p>
        </text:list-item>
        <text:list-item>
          <text:p text:style-name="P12">Enhanced Data Mobile Device</text:p>
        </text:list-item>
      </text:list>
      <text:p text:style-name="P8"/>
      <text:p text:style-name="P8"><text:span text:style-name="T5"><text:tab/>1.2 </text:span>Tipos</text:p>
      <text:p text:style-name="P8"><text:span text:style-name="T5"/></text:p>
      <text:list xml:id="list8886436408403890847" text:style-name="L2">
        <text:list-item>
          <text:p text:style-name="P2">Teléfonos Móviles</text:p>
        </text:list-item>
        <text:list-item>
          <text:p text:style-name="P2">Handhelds</text:p>
        </text:list-item>
        <text:list-item>
          <text:p text:style-name="P2">Smarphones</text:p>
        </text:list-item>
        <text:list-item>
          <text:p text:style-name="P2">Tablets</text:p>
        </text:list-item>
        <text:list-item>
          <text:p text:style-name="P2">Gadgets</text:p>
        </text:list-item>
        <text:list-item>
          <text:p text:style-name="P2">Netbooks</text:p>
        </text:list-item>
        <text:list-item>
          <text:p text:style-name="P2">E-Book Readers</text:p>
        </text:list-item>
      </text:list>
      <text:p text:style-name="P1"/>
      <text:p text:style-name="P1"><text:tab/>1.3 <text:span text:style-name="T1">Evolución</text:span></text:p>
      <text:p text:style-name="P1"><text:span text:style-name="T1"><text:tab/></text:span></text:p>
      <text:p text:style-name="P1"><text:span text:style-name="T1"><text:tab/></text:span><text:span text:style-name="T5">1980<text:tab/>1G <text:tab/>Sólo voz<text:tab/>Protocolo analógico<text:tab/>2.4Kb/s<text:tab/></text:span></text:p>
      <text:p text:style-name="P1"><text:span text:style-name="T5"><text:tab/>1990<text:tab/>2G<text:tab/>Voz/Sms<text:tab/>Estándares digitales<text:tab/>64Kb/s</text:span></text:p>
      <text:p text:style-name="P1"><text:span text:style-name="T5"><text:tab/>2003<text:tab/>3G<text:tab/>Voz/Datos<text:tab/>Multimedia<text:tab/><text:tab/>2Mb/s</text:span></text:p>
      <text:p text:style-name="P1"><text:span text:style-name="T5"><text:tab/>2009<text:tab/>4G<text:tab/>Datos<text:tab/><text:tab/>Protocolo IP<text:tab/><text:tab/>100Mb/s</text:span></text:p>
      <text:p text:style-name="P1"><text:span text:style-name="T5"><text:tab/>2020<text:tab/>5G<text:tab/>Datos<text:tab/><text:tab/>Banda Ancha Móvil<text:tab/>1gb/s</text:span></text:p>
      <text:p text:style-name="P1"><text:span text:style-name="T1"/></text:p>
      <text:p text:style-name="P1"><text:span text:style-name="T6"><text:tab/>1.4</text:span><text:span text:style-name="T2"> Generación 0</text:span></text:p>
      <text:p text:style-name="P1"><text:span text:style-name="T2"><text:tab/></text:span></text:p>
      <text:p text:style-name="P9"><text:span text:style-name="T7"><text:tab/>Martin Cooper, primer radio teléfono en U.S.A (1980 – 1973).</text:span></text:p>
      <text:p text:style-name="P9"/>
      <text:list xml:id="list1270328508395957012" text:style-name="L3">
        <text:list-item>
          <text:p text:style-name="P11">PTT (Push to talk)</text:p>
        </text:list-item>
        <text:list-item>
          <text:p text:style-name="P11">IMTS (Improved Mobile Telephone System)</text:p>
        </text:list-item>
      </text:list>
      <text:p text:style-name="P1"><text:span text:style-name="T2"><text:tab/></text:span></text:p>
      <text:p text:style-name="P3"><text:span text:style-name="T6"><text:tab/>1.5</text:span><text:span text:style-name="T2"> Generación 1</text:span></text:p>
      <text:p text:style-name="P3"><text:span text:style-name="T2"/></text:p>
      <text:p text:style-name="P10"><text:span text:style-name="T7"><text:tab/>1977</text:span></text:p>
      <text:p text:style-name="P10"/>
      <text:list xml:id="list2816507613703662843" text:style-name="L4">
        <text:list-item>
          <text:p text:style-name="P4"><text:span text:style-name="T2">AMPS </text:span><text:span text:style-name="T6">“American Advances Mobile Phone Service”</text:span></text:p>
        </text:list-item>
        <text:list-item>
          <text:p text:style-name="P4"><text:span text:style-name="T2">NMT<text:tab/></text:span><text:span text:style-name="T6">“Nordic Mobile Telephone” Avances Nórdicos</text:span></text:p>
        </text:list-item>
        <text:list-item>
          <text:p text:style-name="P4"><text:span text:style-name="T2">NAMTS </text:span><text:span text:style-name="T6">“Nippon Advanced mobile telephone systems” Japón</text:span></text:p>
        </text:list-item>
        <text:list-item>
          <text:p text:style-name="P4"><text:span text:style-name="T2">TACS </text:span><text:span text:style-name="T6">“British total Access Communication Systems”</text:span></text:p>
        </text:list-item>
      </text:list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/></text:p>
      <text:p text:style-name="P3"><text:span text:style-name="T6"><text:tab/>1.6</text:span><text:span text:style-name="T2"> Generación 2</text:span></text:p>
      <text:p text:style-name="P3"><text:span text:style-name="T2"/></text:p>
      <text:p text:style-name="P3"><text:span text:style-name="T2"><text:tab/></text:span><text:span text:style-name="T6">1990</text:span></text:p>
      <text:p text:style-name="P3"><text:span text:style-name="T2"><text:tab/></text:span></text:p>
      <text:p text:style-name="P3"><text:span text:style-name="T2"><text:tab/></text:span><text:span text:style-name="T6">Sim</text:span></text:p>
      <text:p text:style-name="P3"><text:span text:style-name="T6"><text:tab/></text:span></text:p>
      <text:list xml:id="list2082302653744380186" text:style-name="L5">
        <text:list-item>
          <text:p text:style-name="P5"><text:span text:style-name="T2">GSM </text:span><text:span text:style-name="T6"><text:s text:c="3"/>“Global System Por Mobile Communications”</text:span></text:p>
        </text:list-item>
        <text:list-item>
          <text:p text:style-name="P5"><text:span text:style-name="T2">IS-136 <text:s/></text:span><text:span text:style-name="T6">“TIA/EIA136 o ANSI136</text:span></text:p>
        </text:list-item>
        <text:list-item>
          <text:p text:style-name="P5"><text:span text:style-name="T2">CDMA </text:span><text:span text:style-name="T6">“Code Division Multiple Access”</text:span></text:p>
        </text:list-item>
        <text:list-item>
          <text:p text:style-name="P5"><text:span text:style-name="T2">PDC<text:tab/> </text:span><text:span text:style-name="T6">“Personal Digital Communications”</text:span></text:p>
        </text:list-item>
      </text:list>
      <text:p text:style-name="P3"><text:span text:style-name="T6"><text:tab/></text:span></text:p>
      <text:p text:style-name="P6"><text:span text:style-name="T6"><text:tab/>1.6</text:span><text:span text:style-name="T2"> Generación </text:span><text:span text:style-name="T3">2.5 – 2.75 “Media”</text:span></text:p>
      <text:p text:style-name="P6"><text:span text:style-name="T3"><text:tab/><text:tab/></text:span></text:p>
      <text:p text:style-name="P6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8:43:53.396900210</meta:creation-date>
    <dc:date>2017-11-13T09:10:25.972695748</dc:date>
    <meta:editing-duration>PT6M2S</meta:editing-duration>
    <meta:editing-cycles>1</meta:editing-cycles>
    <meta:document-statistic meta:table-count="0" meta:image-count="0" meta:object-count="0" meta:page-count="2" meta:paragraph-count="49" meta:word-count="187" meta:character-count="1206" meta:non-whitespace-character-count="1035"/>
    <meta:generator>LibreOffice/5.1.6.2$Linux_X86_64 LibreOffice_project/10m0$Build-2</meta:generator>
  </office:meta>
</office:document-meta>
</file>